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6568" calcext:value-type="float">
            <text:p>39.5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6776" calcext:value-type="float">
            <text:p>39.7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3352" calcext:value-type="float">
            <text:p>39.7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3416" calcext:value-type="float">
            <text:p>39.5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1392" calcext:value-type="float">
            <text:p>39.3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8616" calcext:value-type="float">
            <text:p>39.2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2248" calcext:value-type="float">
            <text:p>39.3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792" calcext:value-type="float">
            <text:p>39.4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2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252" calcext:value-type="float">
            <text:p>39.2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4648" calcext:value-type="float">
            <text:p>39.4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2184" calcext:value-type="float">
            <text:p>39.5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78" calcext:value-type="float">
            <text:p>39.5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9344" calcext:value-type="float">
            <text:p>39.7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0952" calcext:value-type="float">
            <text:p>39.6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6192" calcext:value-type="float">
            <text:p>39.6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4376" calcext:value-type="float">
            <text:p>39.5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9136" calcext:value-type="float">
            <text:p>39.56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828" calcext:value-type="float">
            <text:p>39.5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2832" calcext:value-type="float">
            <text:p>39.4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096" calcext:value-type="float">
            <text:p>39.2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6048" calcext:value-type="float">
            <text:p>39.2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1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5088" calcext:value-type="float">
            <text:p>39.1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7872" calcext:value-type="float">
            <text:p>37.83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2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188" calcext:value-type="float">
            <text:p>37.90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4928" calcext:value-type="float">
            <text:p>37.90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7496" calcext:value-type="float">
            <text:p>37.87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6936" calcext:value-type="float">
            <text:p>37.2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2176" calcext:value-type="float">
            <text:p>37.22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9048" calcext:value-type="float">
            <text:p>36.57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6752" calcext:value-type="float">
            <text:p>36.49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5416" calcext:value-type="float">
            <text:p>36.47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5688" calcext:value-type="float">
            <text:p>36.36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3016" calcext:value-type="float">
            <text:p>36.32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3392" calcext:value-type="float">
            <text:p>36.28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8528" calcext:value-type="float">
            <text:p>36.22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4144" calcext:value-type="float">
            <text:p>36.20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452" calcext:value-type="float">
            <text:p>36.1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4728" calcext:value-type="float">
            <text:p>36.30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6272" calcext:value-type="float">
            <text:p>36.46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2952" calcext:value-type="float">
            <text:p>36.57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7608" calcext:value-type="float">
            <text:p>36.48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7024" calcext:value-type="float">
            <text:p>36.38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6932" calcext:value-type="float">
            <text:p>36.46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5624" calcext:value-type="float">
            <text:p>36.61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9736" calcext:value-type="float">
            <text:p>36.74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6208" calcext:value-type="float">
            <text:p>36.71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33912" calcext:value-type="float">
            <text:p>36.63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2848" calcext:value-type="float">
            <text:p>36.50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8736" calcext:value-type="float">
            <text:p>36.36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548" calcext:value-type="float">
            <text:p>36.22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4624" calcext:value-type="float">
            <text:p>36.23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61472" calcext:value-type="float">
            <text:p>36.16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7944" calcext:value-type="float">
            <text:p>36.12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8048" calcext:value-type="float">
            <text:p>36.1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0928" calcext:value-type="float">
            <text:p>36.38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1408" calcext:value-type="float">
            <text:p>36.41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3872" calcext:value-type="float">
            <text:p>36.31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7296" calcext:value-type="float">
            <text:p>36.27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2328" calcext:value-type="float">
            <text:p>36.15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8696" calcext:value-type="float">
            <text:p>36.04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7152" calcext:value-type="float">
            <text:p>35.88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8488" calcext:value-type="float">
            <text:p>35.9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2872" calcext:value-type="float">
            <text:p>35.93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0744" calcext:value-type="float">
            <text:p>35.67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4376" calcext:value-type="float">
            <text:p>35.77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7048" calcext:value-type="float">
            <text:p>35.81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4584" calcext:value-type="float">
            <text:p>35.91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8384" calcext:value-type="float">
            <text:p>35.83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8968" calcext:value-type="float">
            <text:p>35.93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1848" calcext:value-type="float">
            <text:p>36.12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0032" calcext:value-type="float">
            <text:p>36.07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3936" calcext:value-type="float">
            <text:p>36.06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3456" calcext:value-type="float">
            <text:p>36.03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6504" calcext:value-type="float">
            <text:p>36.03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5168" calcext:value-type="float">
            <text:p>36.01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9344" calcext:value-type="float">
            <text:p>35.89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924" calcext:value-type="float">
            <text:p>35.82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6192" calcext:value-type="float">
            <text:p>35.82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1328" calcext:value-type="float">
            <text:p>35.77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304" calcext:value-type="float">
            <text:p>35.7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5128" calcext:value-type="float">
            <text:p>35.69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5504" calcext:value-type="float">
            <text:p>35.65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1768" calcext:value-type="float">
            <text:p>35.48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2624" calcext:value-type="float">
            <text:p>35.47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9096" calcext:value-type="float">
            <text:p>35.43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9952" calcext:value-type="float">
            <text:p>35.42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23856" calcext:value-type="float">
            <text:p>35.42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5944" calcext:value-type="float">
            <text:p>35.36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0704" calcext:value-type="float">
            <text:p>35.35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5464" calcext:value-type="float">
            <text:p>35.33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4232" calcext:value-type="float">
            <text:p>35.38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5088" calcext:value-type="float">
            <text:p>35.37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48" calcext:value-type="float">
            <text:p>35.46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964" calcext:value-type="float">
            <text:p>35.21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1728" calcext:value-type="float">
            <text:p>35.16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3712" calcext:value-type="float">
            <text:p>35.03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5424" calcext:value-type="float">
            <text:p>35.01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4672" calcext:value-type="float">
            <text:p>35.09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3336" calcext:value-type="float">
            <text:p>35.07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5048" calcext:value-type="float">
            <text:p>35.05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772" calcext:value-type="float">
            <text:p>35.09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7136" calcext:value-type="float">
            <text:p>34.99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8744" calcext:value-type="float">
            <text:p>34.9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4552" calcext:value-type="float">
            <text:p>34.13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1296" calcext:value-type="float">
            <text:p>33.99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6432" calcext:value-type="float">
            <text:p>33.93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852" calcext:value-type="float">
            <text:p>33.87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372" calcext:value-type="float">
            <text:p>33.57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9712" calcext:value-type="float">
            <text:p>33.5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8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0048" calcext:value-type="float">
            <text:p>33.15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6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7176" calcext:value-type="float">
            <text:p>31.50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516" calcext:value-type="float">
            <text:p>33.66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5888" calcext:value-type="float">
            <text:p>34.15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0752" calcext:value-type="float">
            <text:p>34.21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5344" calcext:value-type="float">
            <text:p>34.37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4968" calcext:value-type="float">
            <text:p>34.41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5448" calcext:value-type="float">
            <text:p>34.44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3736" calcext:value-type="float">
            <text:p>34.46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6784" calcext:value-type="float">
            <text:p>34.46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8288" calcext:value-type="float">
            <text:p>34.30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3528" calcext:value-type="float">
            <text:p>34.32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9792" calcext:value-type="float">
            <text:p>34.14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6536" calcext:value-type="float">
            <text:p>34.00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0816" calcext:value-type="float">
            <text:p>33.96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5952" calcext:value-type="float">
            <text:p>33.90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3968" calcext:value-type="float">
            <text:p>34.03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4656" calcext:value-type="float">
            <text:p>34.20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6952" calcext:value-type="float">
            <text:p>34.2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8016" calcext:value-type="float">
            <text:p>34.41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6408" calcext:value-type="float">
            <text:p>34.50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1064" calcext:value-type="float">
            <text:p>34.42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7264" calcext:value-type="float">
            <text:p>34.49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7744" calcext:value-type="float">
            <text:p>34.52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7368" calcext:value-type="float">
            <text:p>34.56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1896" calcext:value-type="float">
            <text:p>34.98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0768" calcext:value-type="float">
            <text:p>35.10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4568" calcext:value-type="float">
            <text:p>35.02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5528" calcext:value-type="float">
            <text:p>35.08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0976" calcext:value-type="float">
            <text:p>35.24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4336" calcext:value-type="float">
            <text:p>35.45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8008" calcext:value-type="float">
            <text:p>35.8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8864" calcext:value-type="float">
            <text:p>35.86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0576" calcext:value-type="float">
            <text:p>35.8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2768" calcext:value-type="float">
            <text:p>35.8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7904" calcext:value-type="float">
            <text:p>35.80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828" calcext:value-type="float">
            <text:p>35.76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9992" calcext:value-type="float">
            <text:p>35.74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1704" calcext:value-type="float">
            <text:p>35.73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5608" calcext:value-type="float">
            <text:p>35.72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9512" calcext:value-type="float">
            <text:p>35.71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0368" calcext:value-type="float">
            <text:p>35.71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684" calcext:value-type="float">
            <text:p>35.67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3688" calcext:value-type="float">
            <text:p>35.60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396" calcext:value-type="float">
            <text:p>35.49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3208" calcext:value-type="float">
            <text:p>35.5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1976" calcext:value-type="float">
            <text:p>35.6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2248" calcext:value-type="float">
            <text:p>35.51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2936" calcext:value-type="float">
            <text:p>35.68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876" calcext:value-type="float">
            <text:p>35.79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3248" calcext:value-type="float">
            <text:p>35.89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1536" calcext:value-type="float">
            <text:p>35.9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8216" calcext:value-type="float">
            <text:p>36.01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9552" calcext:value-type="float">
            <text:p>36.03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1576" calcext:value-type="float">
            <text:p>36.23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3704" calcext:value-type="float">
            <text:p>36.49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4664" calcext:value-type="float">
            <text:p>36.55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9424" calcext:value-type="float">
            <text:p>36.53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9256" calcext:value-type="float">
            <text:p>36.71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7168" calcext:value-type="float">
            <text:p>36.77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1008" calcext:value-type="float">
            <text:p>37.02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9984" calcext:value-type="float">
            <text:p>37.20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4136" calcext:value-type="float">
            <text:p>37.66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G-038</text:p>
          </table:table-cell>
          <table:table-cell office:value-type="string" calcext:value-type="string">
            <text:p>201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6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816" meta:object-count="0"/>
    <meta:user-defined meta:name="AppVersion">3.0</meta:user-defined>
  </office:meta>
</office:document-meta>
</file>